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Complete_20_se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8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2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N+ data set" table:style-name="ta1">
        <office:forms form:automatic-focus="false" form:apply-design-mode="false"/>
        <table:table-column table:style-name="co1" table:number-columns-repeated="1024" table:default-cell-style-name="ce48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ype</text:p>
          </table:table-cell>
          <table:table-cell table:style-name="ce52" office:value-type="string" calcext:value-type="string">
            <text:p>Temperature</text:p>
          </table:table-cell>
          <table:table-cell table:style-name="ce52" office:value-type="string" calcext:value-type="string">
            <text:p>Dew Point</text:p>
          </table:table-cell>
          <table:table-cell table:style-name="ce52" office:value-type="string" calcext:value-type="string">
            <text:p>Humidity</text:p>
          </table:table-cell>
          <table:table-cell table:style-name="ce52" office:value-type="string" calcext:value-type="string">
            <text:p>Wind</text:p>
          </table:table-cell>
          <table:table-cell table:style-name="ce52" office:value-type="string" calcext:value-type="string">
            <text:p>Wind Speed</text:p>
          </table:table-cell>
          <table:table-cell table:style-name="ce52" office:value-type="string" calcext:value-type="string">
            <text:p>Wind Gust</text:p>
          </table:table-cell>
          <table:table-cell table:style-name="ce52" office:value-type="string" calcext:value-type="string">
            <text:p>Pressure</text:p>
          </table:table-cell>
          <table:table-cell table:style-name="ce54" table:number-columns-repeated="2"/>
          <table:table-cell table:style-name="ce5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1M23S" calcext:value-type="time">
            <text:p>08:01:23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1M27S" calcext:value-type="time">
            <text:p>08:01:27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2M44S" calcext:value-type="time">
            <text:p>08:02:44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2M50S" calcext:value-type="time">
            <text:p>08:02:50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3M40S" calcext:value-type="time">
            <text:p>08:03:40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4M04S" calcext:value-type="time">
            <text:p>08:04:04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4M28S" calcext:value-type="time">
            <text:p>08:04:28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4M43S" calcext:value-type="time">
            <text:p>08:04:43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5M25S" calcext:value-type="time">
            <text:p>08:05:25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5M52S" calcext:value-type="time">
            <text:p>08:05:52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6M02S" calcext:value-type="time">
            <text:p>08:06:02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6M17S" calcext:value-type="time">
            <text:p>08:06:17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7M12S" calcext:value-type="time">
            <text:p>08:07:12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8M01S" calcext:value-type="time">
            <text:p>08:08:01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Bus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8M25S" calcext:value-type="time">
            <text:p>08:08:25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7.24</text:p>
          </table:table-cell>
          <table:table-cell table:style-name="ce45" office:value-type="time" office:time-value="PT08H09M12S" calcext:value-type="time">
            <text:p>08:09:12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70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60 %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30.03 in</text:p>
          </table:table-cell>
          <table:table-cell table:style-name="ce53" table:number-columns-repeated="3"/>
          <table:table-cell table:number-columns-repeated="1009"/>
        </table:table-row>
        <table:table-row table:style-name="ro1" table:number-rows-repeated="105">
          <table:table-cell table:style-name="ce44"/>
          <table:table-cell table:style-name="ce45"/>
          <table:table-cell table:style-name="ce44" table:number-columns-repeated="4"/>
          <table:table-cell table:number-columns-repeated="1018"/>
        </table:table-row>
        <table:table-row table:style-name="ro1" table:number-rows-repeated="8352">
          <table:table-cell table:style-name="ce44"/>
          <table:table-cell table:style-name="ce45"/>
          <table:table-cell table:style-name="ce44"/>
          <table:table-cell table:style-name="ce47"/>
          <table:table-cell table:style-name="ce44"/>
          <table:table-cell table:number-columns-repeated="1019"/>
        </table:table-row>
        <table:table-row table:style-name="ro2" table:number-rows-repeated="1025091">
          <table:table-cell table:number-columns-repeated="1024"/>
        </table:table-row>
        <table:table-row table:style-name="ro3" table:number-rows-repeated="150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omplete_20_set" style:display-name="PageStyle_Complete s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12T14:32:29.210715755</dc:date>
    <meta:editing-duration>PT8M47S</meta:editing-duration>
    <meta:editing-cycles>5</meta:editing-cycles>
    <meta:document-statistic meta:table-count="1" meta:cell-count="204" meta:object-count="0"/>
  </office:meta>
</office:document-meta>
</file>